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officeooo:rsid="00005331"/>
    </style:style>
    <style:style style:name="P4" style:family="paragraph" style:parent-style-name="Standard" style:list-style-name="L3">
      <style:text-properties officeooo:paragraph-rsid="0002eabc"/>
    </style:style>
    <style:style style:name="P5" style:family="paragraph" style:parent-style-name="Standard" style:list-style-name="L3">
      <style:text-properties officeooo:paragraph-rsid="00063aef"/>
    </style:style>
    <style:style style:name="P6" style:family="paragraph" style:parent-style-name="Standard" style:list-style-name="L3">
      <style:text-properties officeooo:paragraph-rsid="0007da31"/>
    </style:style>
    <style:style style:name="P7" style:family="paragraph" style:parent-style-name="Standard" style:list-style-name="L4">
      <style:text-properties officeooo:paragraph-rsid="0003e7d6"/>
    </style:style>
    <style:style style:name="P8" style:family="paragraph" style:parent-style-name="Standard" style:list-style-name="L5">
      <style:text-properties officeooo:paragraph-rsid="0004ac64"/>
    </style:style>
    <style:style style:name="P9" style:family="paragraph" style:parent-style-name="Standard">
      <style:text-properties officeooo:paragraph-rsid="0004ac64"/>
    </style:style>
    <style:style style:name="P10" style:family="paragraph" style:parent-style-name="Standard" style:list-style-name="L2">
      <style:paragraph-properties fo:margin-left="0.9846in" fo:margin-right="0in" fo:text-indent="-0.25in" style:auto-text-indent="false"/>
    </style:style>
    <style:style style:name="P11" style:family="paragraph" style:parent-style-name="Standard" style:list-style-name="L2">
      <style:paragraph-properties fo:margin-left="0.4925in" fo:margin-right="0in" fo:text-indent="-0.25in" style:auto-text-indent="false"/>
    </style:style>
    <style:style style:name="T1" style:family="text">
      <style:text-properties officeooo:rsid="00005331"/>
    </style:style>
    <style:style style:name="T2" style:family="text">
      <style:text-properties officeooo:rsid="0002eabc"/>
    </style:style>
    <style:style style:name="T3" style:family="text">
      <style:text-properties officeooo:rsid="0003e7d6"/>
    </style:style>
    <style:style style:name="T4" style:family="text">
      <style:text-properties officeooo:rsid="0004ac64"/>
    </style:style>
    <style:style style:name="T5" style:family="text">
      <style:text-properties officeooo:rsid="00063aef"/>
    </style:style>
    <style:style style:name="T6" style:family="text">
      <style:text-properties officeooo:rsid="0007da31"/>
    </style:style>
    <style:style style:name="T7" style:family="text">
      <style:text-properties officeooo:rsid="0008cd6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. Introduction </text:p>
      <text:p text:style-name="Standard">1. What is Augmented Reality? </text:p>
      <text:p text:style-name="Standard"/>
      <text:p text:style-name="Standard">2. AR in Flash: FLARToolKit </text:p>
      <text:p text:style-name="Standard"/>
      <text:p text:style-name="Standard">II. A FLARToolKit tour </text:p>
      <text:p text:style-name="Standard">1. Making a Hello World demo with Starter-kit </text:p>
      <text:p text:style-name="Standard">1.1 Download source </text:p>
      <text:list xml:id="list826742611" text:style-name="L1">
        <text:list-item>
          <text:p text:style-name="P1">Go to <text:a xlink:type="simple" xlink:href="http://www.libspark.org/wiki/saqoosha/FLARToolKit/en">http://www.libspark.org/wiki/saqoosha/FLARToolKit/en</text:a></text:p>
        </text:list-item>
        <text:list-item>
          <text:p text:style-name="P1">Visit download link</text:p>
        </text:list-item>
        <text:list-item>
          <text:p text:style-name="P1">Accept license</text:p>
        </text:list-item>
        <text:list-item>
          <text:p text:style-name="P1">Download version 2.5.4</text:p>
        </text:list-item>
        <text:list-item>
          <text:p text:style-name="P1">OR, check out latest source code from SVN: <text:a xlink:type="simple" xlink:href="http://www.libspark.org/svn/as3/FLARToolKit/trunk/">http://www.libspark.org/svn/as3/FLARToolKit/trunk/</text:a> </text:p>
        </text:list-item>
      </text:list>
      <text:p text:style-name="Standard">- Set up development environment </text:p>
      <text:list xml:id="list546411100" text:style-name="L2">
        <text:list-item>
          <text:p text:style-name="P2">Start FlashDevelop</text:p>
        </text:list-item>
        <text:list-item>
          <text:p text:style-name="P2">Create AS3 Project</text:p>
        </text:list-item>
        <text:list-item>
          <text:p text:style-name="P2">Copy libraries and example from FLARToolKit source folder:</text:p>
        </text:list-item>
        <text:list-item>
          <text:p text:style-name="P10">FLARToolKit\libs\Papervision3D\src</text:p>
        </text:list-item>
        <text:list-item>
          <text:p text:style-name="P10">FLARToolKit\libs\NyARToolKitAS3\src</text:p>
        </text:list-item>
        <text:list-item>
          <text:p text:style-name="P10">FLARToolKit\src → org → copy all</text:p>
        </text:list-item>
        <text:list-item>
          <text:p text:style-name="P10">FLARToolKit\src → examples → copy only: ARAppBase.as, PV3DARApp.as, FLARToolKitExample_PV3D.as</text:p>
        </text:list-item>
        <text:list-item>
          <text:p text:style-name="P10">data/camera_para.dat, data/flarlogo.pat</text:p>
        </text:list-item>
        <text:list-item>
          <text:p text:style-name="P11">Create a new ActionScript 3 FLA in fla</text:p>
        </text:list-item>
        <text:list-item>
          <text:p text:style-name="P10">Set source path to: ../lib, ../src</text:p>
        </text:list-item>
        <text:list-item>
          <text:p text:style-name="P10">Set stage size to 640x480</text:p>
        </text:list-item>
        <text:list-item>
          <text:p text:style-name="P10">Set document class as: <text:s/>FLARToolKitExample_PV3D</text:p>
        </text:list-item>
        <text:list-item>
          <text:p text:style-name="P11">Run the demo </text:p>
        </text:list-item>
      </text:list>
      <text:p text:style-name="Standard">- <text:span text:style-name="T1">Create new example to explain a little about </text:span><text:span text:style-name="T2">how to create new demo</text:span><text:span text:style-name="T1">:</text:span></text:p>
      <text:list xml:id="list2047335165" text:style-name="L3">
        <text:list-item>
          <text:p text:style-name="P4"><text:span text:style-name="T2">Create new class extends PV3DARAPP</text:span></text:p>
        </text:list-item>
        <text:list-item>
          <text:p text:style-name="P4"><text:span text:style-name="T2">Copy init handler</text:span></text:p>
        </text:list-item>
        <text:list-item>
          <text:p text:style-name="P4"><text:span text:style-name="T2">Copy earth.dae &amp; textures; edit earth.dae to correct texture's path</text:span></text:p>
        </text:list-item>
        <text:list-item>
          <text:p text:style-name="P4"><text:span text:style-name="T2">Create DAE object and add to </text:span><text:span text:style-name="T5">markernode</text:span></text:p>
        </text:list-item>
        <text:list-item>
          <text:p text:style-name="P5"><text:span text:style-name="T5">Take note about marker's coordinates</text:span></text:p>
        </text:list-item>
        <text:list-item>
          <text:p text:style-name="P6"><text:span text:style-name="T6">Run and explain briefly about building project with </text:span><text:span text:style-name="T7">FlashDevelop + </text:span><text:span text:style-name="T6">Flex SDK </text:span></text:p>
        </text:list-item>
      </text:list>
      <text:p text:style-name="P3"/>
      <text:p text:style-name="Standard"/>
      <text:p text:style-name="Standard"/>
      <text:p text:style-name="Standard">2. Using (animated) 3D object model </text:p>
      <text:p text:style-name="Standard">- Load a MD2 model, move character around with keyboard</text:p>
      <text:list xml:id="list273446919" text:style-name="L4">
        <text:list-item>
          <text:p text:style-name="P7"><text:span text:style-name="T3">Show the megaman demo</text:span></text:p>
        </text:list-item>
      </text:list>
      <text:p text:style-name="Standard">- Render a transparent video</text:p>
      <text:list xml:id="list1856341393" text:style-name="L5">
        <text:list-item>
          <text:p text:style-name="P8"><text:span text:style-name="T4">Show the dancing girl demo</text:span></text:p>
        </text:list-item>
      </text:list>
      <text:p text:style-name="P9"><text:span text:style-name="T4"/></text:p>
      <text:p text:style-name="Standard">3. Create custom ID marker </text:p>
      <text:p text:style-name="Standard">- Show another marker </text:p>
      <text:p text:style-name="Standard"><text:soft-page-break/>- Use tool to create new .pat file </text:p>
      <text:p text:style-name="Standard">- Apply to last demo </text:p>
      <text:p text:style-name="Standard"/>
      <text:p text:style-name="Standard">4. Multiple markers </text:p>
      <text:p text:style-name="Standard">- Open an example of multiple marker </text:p>
      <text:p text:style-name="Standard">- Show a demo (may be) </text:p>
      <text:p text:style-name="Standard"/>
      <text:p text:style-name="Standard">5. Some FLARToolKit demos </text:p>
      <text:p text:style-name="Standard">- Used for education </text:p>
      <text:p text:style-name="Standard">Mixed Reality Book: Earth Structure: <text:a xlink:type="simple" xlink:href="http://www.youtube.com/watch?v=1RuZY1NfJ3k">http://www.youtube.com/watch?v=1RuZY1NfJ3k</text:a></text:p>
      <text:p text:style-name="Standard">- Used for games... </text:p>
      <text:p text:style-name="Standard">Augmented Reality Tower Defense v0.2 for Nokia N95: <text:a xlink:type="simple" xlink:href="http://www.youtube.com/watch?v=zyWVH6jkDHg">http://www.youtube.com/watch?v=zyWVH6jkDHg</text:a> </text:p>
      <text:p text:style-name="Standard"/>
      <text:p text:style-name="Standard">III. Other forms of AR interaction </text:p>
      <text:p text:style-name="Standard">1. Motion detection </text:p>
      <text:p text:style-name="Standard">- Show a driving wheel </text:p>
      <text:p text:style-name="Standard">2. Face detection </text:p>
      <text:p text:style-name="Standard">- Show censored/masked/glasses demo </text:p>
      <text:p text:style-name="Standard">3. Examples of combined techniques </text:p>
      <text:p text:style-name="Standard">- Use wipe gesture to rotate a cube </text:p>
      <text:p text:style-name="Standard"/>
      <text:p text:style-name="Standard">IV. Conclusion </text:p>
      <text:p text:style-name="Standard">- What flash can do </text:p>
      <text:p text:style-name="Standard"/>
      <text:p text:style-name="Standard"/>
      <text:p text:style-name="Standard"/>
      <text:p text:style-name="Standard"/>
      <text:p text:style-name="Standard"/>
      <text:p text:style-name="Standard">Reference: </text:p>
      <text:p text:style-name="Standard"/>
      <text:p text:style-name="Standard">- MD2 action list: </text:p>
      <text:p text:style-name="Standard">("run",41,46), </text:p>
      <text:p text:style-name="Standard"><text:s text:c="15"/>("attack",47,54), </text:p>
      <text:p text:style-name="Standard"><text:s text:c="15"/>("pain1",55,58), </text:p>
      <text:p text:style-name="Standard"><text:s text:c="15"/>("pain2",59,62), </text:p>
      <text:p text:style-name="Standard"><text:s text:c="15"/>("pain3",63,66), </text:p>
      <text:p text:style-name="Standard"><text:s text:c="15"/>("jump",67,72), </text:p>
      <text:p text:style-name="Standard"><text:s text:c="15"/>("flip",73,84), </text:p>
      <text:p text:style-name="Standard"><text:s text:c="15"/>("salute", 85,95), </text:p>
      <text:p text:style-name="Standard"><text:s text:c="15"/>("taunt",96,112), </text:p>
      <text:p text:style-name="Standard"><text:s text:c="15"/>("wave",113,123), </text:p>
      <text:p text:style-name="Standard"><text:s text:c="15"/>("point",124,135), </text:p>
      <text:p text:style-name="Standard"><text:s text:c="15"/>("crstnd",136,154), </text:p>
      <text:p text:style-name="Standard"><text:s text:c="15"/>("crwalk",155,160), </text:p>
      <text:p text:style-name="Standard"><text:s text:c="15"/>("crattack",161,169), </text:p>
      <text:p text:style-name="Standard"><text:s text:c="15"/>("crpain",170,173), </text:p>
      <text:p text:style-name="Standard"><text:s text:c="15"/>("crdeath",174,178), </text:p>
      <text:p text:style-name="Standard"><text:s text:c="15"/>("death1",179,184), </text:p>
      <text:p text:style-name="Standard"><text:soft-page-break/><text:s text:c="15"/>("death2",185,190), </text:p>
      <text:p text:style-name="Standard"><text:s text:c="15"/>("death3",191,198)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nh Tran</meta:initial-creator>
    <meta:creation-date>2010-11-22T13:59:21</meta:creation-date>
    <dc:date>2010-11-24T16:45:41</dc:date>
    <meta:editing-duration>PT04H51M11S</meta:editing-duration>
    <meta:editing-cycles>22</meta:editing-cycles>
    <meta:generator>OpenOffice.org/3.2$Linux OpenOffice.org_project/320m19$Build-9505</meta:generator>
    <dc:creator>Thanh Tran</dc:creator>
    <meta:document-statistic meta:table-count="0" meta:image-count="0" meta:object-count="0" meta:page-count="3" meta:paragraph-count="79" meta:word-count="354" meta:character-count="2736"/>
  </office:meta>
</office:document-meta>
</file>